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7cm" svg:height="9.039cm" svg:x="12.299cm" svg:y="1.054cm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7cm" svg:height="9.039cm" svg:x="11.289cm" svg:y="10.838cm">
            <draw:object draw:notify-on-update-of-ranges="Sheet1.A2:Sheet1.A4 Sheet1.B2:Sheet1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WenQuanYi Micro 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31T18:18:24.286341361</meta:creation-date>
    <dc:date>2021-01-31T18:45:14.684388922</dc:date>
    <meta:editing-duration>PT4M20S</meta:editing-duration>
    <meta:editing-cycles>1</meta:editing-cycles>
    <meta:document-statistic meta:table-count="1" meta:cell-count="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71cm" svg:height="9.04cm" xlink:href=".." xlink:type="simple" chart:class="chart:ring" chart:style-name="ch1">
        <chart:legend chart:legend-position="end" svg:x="14.363cm" svg:y="3.723cm" style:legend-expansion="high" chart:style-name="ch2"/>
        <chart:plot-area chart:style-name="ch3" table:cell-range-address="Sheet1.A2:Sheet1.B4" chart:data-source-has-labels="column" svg:x="0.321cm" svg:y="0.18cm" svg:width="13.721cm" svg:height="8.68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1cm" svg:y="0.661cm" svg:width="13.721cm" svg:height="7.7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ue</text:p>
                <draw:g>
                  <svg:desc>Sheet1.A2:Sheet1.A4</svg:desc>
                </draw:g>
              </table:table-cell>
              <table:table-cell office:value-type="float" office:value="20">
                <text:p>20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yellow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71cm" svg:height="9.04cm" xlink:href=".." xlink:type="simple" chart:class="chart:ring" chart:style-name="ch1">
        <chart:legend chart:legend-position="end" svg:x="14.363cm" svg:y="3.723cm" style:legend-expansion="high" chart:style-name="ch2"/>
        <chart:plot-area chart:style-name="ch3" table:cell-range-address="Sheet1.A2:Sheet1.B4" chart:data-source-has-labels="column" svg:x="0.321cm" svg:y="0.18cm" svg:width="13.721cm" svg:height="8.68cm">
          <chartooo:coordinate-region svg:x="2.842cm" svg:y="0.181cm" svg:width="8.679cm" svg:height="8.679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ue</text:p>
                <draw:g>
                  <svg:desc>Sheet1.A2:Sheet1.A4</svg:desc>
                </draw:g>
              </table:table-cell>
              <table:table-cell office:value-type="float" office:value="20">
                <text:p>20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yellow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